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 text:c="3"/>Bibliotecas para uso do Wifi e do protocolo MQTT</text:p>
      <text:p text:style-name="Standard">*/</text:p>
      <text:p text:style-name="Standard">#include &lt;ESP8266WiFi.h&gt;</text:p>
      <text:p text:style-name="Standard">#include &lt;PubSubClient.h&gt;</text:p>
      <text:p text:style-name="Standard">#include &lt;EEPROM.h&gt;</text:p>
      <text:p text:style-name="Standard"/>
      <text:p text:style-name="Standard">/*</text:p>
      <text:p text:style-name="Standard"><text:s text:c="3"/>Definição dos pinos</text:p>
      <text:p text:style-name="Standard">*/</text:p>
      <text:p text:style-name="Standard">#define MOT_D_A <text:s/>D0</text:p>
      <text:p text:style-name="Standard">#define MOT_D_B <text:s/>D5</text:p>
      <text:p text:style-name="Standard">#define MOT_E_A <text:s/>D1</text:p>
      <text:p text:style-name="Standard">#define MOT_E_B <text:s/>D4</text:p>
      <text:p text:style-name="Standard"/>
      <text:p text:style-name="Standard">#define FRENTE 'f'</text:p>
      <text:p text:style-name="Standard">#define TRAS 't'</text:p>
      <text:p text:style-name="Standard">#define DIREITA 'd'</text:p>
      <text:p text:style-name="Standard">#define ESQUERDA 'e'</text:p>
      <text:p text:style-name="Standard"/>
      <text:p text:style-name="Standard">/*</text:p>
      <text:p text:style-name="Standard"><text:s text:c="3"/>Definição do tópico</text:p>
      <text:p text:style-name="Standard">*/</text:p>
      <text:p text:style-name="Standard">#define TOPICO "public/12"</text:p>
      <text:p text:style-name="Standard"/>
      <text:p text:style-name="Standard">/*</text:p>
      <text:p text:style-name="Standard"><text:s text:c="3"/>Configuração da rede de internet</text:p>
      <text:p text:style-name="Standard"><text:s text:c="3"/>SSID - Nome da rede</text:p>
      <text:p text:style-name="Standard"><text:s text:c="3"/>senha - senha</text:p>
      <text:p text:style-name="Standard"><text:s text:c="3"/>broker_mqtt - endereço do servidor mqtt</text:p>
      <text:p text:style-name="Standard">*/</text:p>
      <text:p text:style-name="Standard">const char* ssid = "Amanda";</text:p>
      <text:p text:style-name="Standard">const char* senha = "123Amanda";</text:p>
      <text:p text:style-name="Standard">const char* broker_mqtt = "test.mosquitto.org";</text:p>
      <text:p text:style-name="Standard"/>
      <text:p text:style-name="Standard">/*</text:p>
      <text:p text:style-name="Standard"><text:s text:c="3"/>Inicialização das bibliotecas de Wifi e de MQTT</text:p>
      <text:p text:style-name="Standard">*/</text:p>
      <text:p text:style-name="Standard">WiFiClient espClient;</text:p>
      <text:p text:style-name="Standard">PubSubClient client(espClient);</text:p>
      <text:p text:style-name="Standard"/>
      <text:p text:style-name="Standard">/*</text:p>
      <text:p text:style-name="Standard"><text:s text:c="3"/>Variáveis utilizadas no programa</text:p>
      <text:p text:style-name="Standard">*/</text:p>
      <text:p text:style-name="Standard">int DIF1 = 0;</text:p>
      <text:p text:style-name="Standard">int DIF2 = 0;</text:p>
      <text:p text:style-name="Standard"/>
      <text:p text:style-name="Standard">/*</text:p>
      <text:p text:style-name="Standard"><text:s text:c="3"/>Configuração da WiFi</text:p>
      <text:p text:style-name="Standard">*/</text:p>
      <text:p text:style-name="Standard">void setup_wifi() {</text:p>
      <text:p text:style-name="Standard"/>
      <text:p text:style-name="Standard"><text:soft-page-break/><text:s text:c="2"/>delay(10); <text:s text:c="23"/>//Aguarda 10 milissegundos para inicializar</text:p>
      <text:p text:style-name="Standard"/>
      <text:p text:style-name="Standard"><text:s text:c="2"/>Serial.println(); <text:s text:c="16"/>//Manda pela serial somente uma quebra de linha</text:p>
      <text:p text:style-name="Standard"><text:s text:c="2"/>Serial.print("Conectando a ");</text:p>
      <text:p text:style-name="Standard"><text:s text:c="2"/>Serial.println(ssid);</text:p>
      <text:p text:style-name="Standard"/>
      <text:p text:style-name="Standard"><text:s text:c="2"/>WiFi.begin(ssid, senha); <text:s text:c="9"/>//inicializa a conexão ao Wifi</text:p>
      <text:p text:style-name="Standard"/>
      <text:p text:style-name="Standard"><text:s text:c="2"/>while (WiFi.status() != WL_CONNECTED) { <text:s text:c="2"/>//Aguarda a conexão (enquanto não conectar imprime um . a cada 500 ms)</text:p>
      <text:p text:style-name="Standard"><text:s text:c="4"/>delay(500);</text:p>
      <text:p text:style-name="Standard"><text:s text:c="4"/>Serial.print(".");</text:p>
      <text:p text:style-name="Standard"><text:s text:c="2"/>}</text:p>
      <text:p text:style-name="Standard"/>
      <text:p text:style-name="Standard"><text:s text:c="2"/>randomSeed(micros()); <text:s text:c="12"/>//Define a semente para a geração de numeros randomicos</text:p>
      <text:p text:style-name="Standard"/>
      <text:p text:style-name="Standard"><text:s text:c="2"/>Serial.println("");</text:p>
      <text:p text:style-name="Standard"><text:s text:c="2"/>Serial.println("WiFi connected");</text:p>
      <text:p text:style-name="Standard"><text:s text:c="2"/>Serial.println("IP address: ");</text:p>
      <text:p text:style-name="Standard"><text:s text:c="2"/>Serial.println(WiFi.localIP()); <text:s text:c="2"/>//Conectado e recebido um IP :)</text:p>
      <text:p text:style-name="Standard">}</text:p>
      <text:p text:style-name="Standard"/>
      <text:p text:style-name="Standard">/*</text:p>
      <text:p text:style-name="Standard"><text:s text:c="4"/>Função de Callback</text:p>
      <text:p text:style-name="Standard"><text:s text:c="4"/>É a função que é chamada sempre que for recebida uma mensagem</text:p>
      <text:p text:style-name="Standard"><text:s text:c="4"/>Ela recebe o topico como um ponteiro (quem tiver interesse pergunte ao chatGPT o que é</text:p>
      <text:p text:style-name="Standard"><text:s text:c="4"/>um ponteiro e exemplos de uso em C++</text:p>
      <text:p text:style-name="Standard">*/</text:p>
      <text:p text:style-name="Standard">void callback(char* topico, byte* mensagem, unsigned int tamanho) {</text:p>
      <text:p text:style-name="Standard"><text:s text:c="2"/>Serial.print("Messagem recebida [");</text:p>
      <text:p text:style-name="Standard"><text:s text:c="2"/>Serial.print(topico);</text:p>
      <text:p text:style-name="Standard"><text:s text:c="2"/>Serial.print("] ");</text:p>
      <text:p text:style-name="Standard"><text:s text:c="2"/>for (int i = 0; i &lt; tamanho; i++) {</text:p>
      <text:p text:style-name="Standard"><text:s text:c="4"/>Serial.print((char)mensagem[i]); <text:s/>//Converte a mensagem para caracter e faz a impressão 1 a 1 para poder mostrar na serial</text:p>
      <text:p text:style-name="Standard"><text:s text:c="2"/>}</text:p>
      <text:p text:style-name="Standard"><text:s text:c="2"/>Serial.println();</text:p>
      <text:p text:style-name="Standard"/>
      <text:p text:style-name="Standard"><text:s text:c="2"/>if (strcmp(topico, TOPICO "/FRENTE") == 0) { //verifica se o tópico é FRENTE</text:p>
      <text:p text:style-name="Standard"/>
      <text:p text:style-name="Standard"><text:s text:c="4"/>int velocidade = 0;</text:p>
      <text:p text:style-name="Standard"><text:s text:c="4"/>int tempo = 0;</text:p>
      <text:p text:style-name="Standard"><text:s text:c="4"/>char v_ou_t = 'v';</text:p>
      <text:p text:style-name="Standard"/>
      <text:p text:style-name="Standard"><text:s text:c="4"/>/*</text:p>
      <text:p text:style-name="Standard"><text:s text:c="7"/>Anda para frente conforme velocidade e tempo</text:p>
      <text:p text:style-name="Standard"><text:s text:c="7"/>Padrão da mensagem:</text:p>
      <text:p text:style-name="Standard"><text:s text:c="7"/>velocidade;tempo</text:p>
      <text:p text:style-name="Standard"><text:s text:c="7"/>Exemplo:</text:p>
      <text:p text:style-name="Standard"><text:s text:c="7"/>255;1000</text:p>
      <text:p text:style-name="Standard"><text:s text:c="4"/>*/</text:p>
      <text:p text:style-name="Standard"/>
      <text:p text:style-name="Standard"><text:soft-page-break/><text:s text:c="4"/>//Passa por toda a mensagem para montar os valores</text:p>
      <text:p text:style-name="Standard"><text:s text:c="4"/>for (int i = 0; i &lt; tamanho; i++) {</text:p>
      <text:p text:style-name="Standard"><text:s text:c="6"/>//caso identifique um ; altera para montar o tempo</text:p>
      <text:p text:style-name="Standard"><text:s text:c="6"/>if (mensagem[i] == ';') {</text:p>
      <text:p text:style-name="Standard"><text:s text:c="8"/>v_ou_t = 't';</text:p>
      <text:p text:style-name="Standard"><text:s text:c="6"/>} else {</text:p>
      <text:p text:style-name="Standard"><text:s text:c="8"/>int numero = mensagem[i] - '0'; //Converte para numero</text:p>
      <text:p text:style-name="Standard"><text:s text:c="8"/>if (v_ou_t == 'v') {</text:p>
      <text:p text:style-name="Standard"><text:s text:c="10"/>velocidade = velocidade * 10 + numero; //Monta o valor da velocidade</text:p>
      <text:p text:style-name="Standard"><text:s text:c="8"/>} else {</text:p>
      <text:p text:style-name="Standard"><text:s text:c="10"/>tempo = tempo * 10 + numero; //Monta o valor do tempo</text:p>
      <text:p text:style-name="Standard"><text:s text:c="8"/>}</text:p>
      <text:p text:style-name="Standard"><text:s text:c="6"/>}</text:p>
      <text:p text:style-name="Standard"><text:s text:c="4"/>}</text:p>
      <text:p text:style-name="Standard"/>
      <text:p text:style-name="Standard"><text:s text:c="4"/>//Verifica se a velocidade e o tempo estão dentro dos limites</text:p>
      <text:p text:style-name="Standard"><text:s text:c="4"/>if (velocidade &gt;= 0 &amp;&amp; velocidade &lt;= 255 &amp;&amp; tempo &gt;= 0 &amp;&amp; tempo &lt;= 5000) {</text:p>
      <text:p text:style-name="Standard"><text:s text:c="6"/>//chama a função de andar</text:p>
      <text:p text:style-name="Standard"><text:s text:c="6"/>anda(velocidade, 'f', tempo);</text:p>
      <text:p text:style-name="Standard"><text:s text:c="4"/>} else {</text:p>
      <text:p text:style-name="Standard"><text:s text:c="6"/>Serial.println("Mensagem inválida");</text:p>
      <text:p text:style-name="Standard"><text:s text:c="4"/>}</text:p>
      <text:p text:style-name="Standard"><text:s text:c="2"/>}</text:p>
      <text:p text:style-name="Standard"><text:s text:c="16"/>//Frente TERMINA ACIMA</text:p>
      <text:p text:style-name="Standard"><text:s text:c="16"/>//DIREITA INICIA ABAIXO</text:p>
      <text:p text:style-name="Standard"><text:s/>if (strcmp(topico, TOPICO "/DIREITA") == 0) { //verifica se o tópico é FRENTE</text:p>
      <text:p text:style-name="Standard"/>
      <text:p text:style-name="Standard"><text:s text:c="4"/>int velocidade = 0;</text:p>
      <text:p text:style-name="Standard"><text:s text:c="4"/>int tempo = 0;</text:p>
      <text:p text:style-name="Standard"><text:s text:c="4"/>char v_ou_t = 'v';</text:p>
      <text:p text:style-name="Standard"/>
      <text:p text:style-name="Standard"><text:s text:c="4"/>/*</text:p>
      <text:p text:style-name="Standard"><text:s text:c="7"/>Anda para frente conforme velocidade e tempo</text:p>
      <text:p text:style-name="Standard"><text:s text:c="7"/>Padrão da mensagem:</text:p>
      <text:p text:style-name="Standard"><text:s text:c="7"/>velocidade;tempo</text:p>
      <text:p text:style-name="Standard"><text:s text:c="7"/>Exemplo:</text:p>
      <text:p text:style-name="Standard"><text:s text:c="7"/>255;1000</text:p>
      <text:p text:style-name="Standard"><text:s text:c="4"/>*/</text:p>
      <text:p text:style-name="Standard"/>
      <text:p text:style-name="Standard"><text:s text:c="4"/>//Passa por toda a mensagem para montar os valores</text:p>
      <text:p text:style-name="Standard"><text:s text:c="4"/>for (int i = 0; i &lt; tamanho; i++) {</text:p>
      <text:p text:style-name="Standard"><text:s text:c="6"/>//caso identifique um ; altera para montar o tempo</text:p>
      <text:p text:style-name="Standard"><text:s text:c="6"/>if (mensagem[i] == ';') {</text:p>
      <text:p text:style-name="Standard"><text:s text:c="8"/>v_ou_t = 't';</text:p>
      <text:p text:style-name="Standard"><text:s text:c="6"/>} else {</text:p>
      <text:p text:style-name="Standard"><text:s text:c="8"/>int numero = mensagem[i] - '0'; //Converte para numero</text:p>
      <text:p text:style-name="Standard"><text:s text:c="8"/>if (v_ou_t == 'v') {</text:p>
      <text:p text:style-name="Standard"><text:s text:c="10"/>velocidade = velocidade * 10 + numero; //Monta o valor da velocidade</text:p>
      <text:p text:style-name="Standard"><text:s text:c="8"/>} else {</text:p>
      <text:p text:style-name="Standard"><text:s text:c="10"/>tempo = tempo * 10 + numero; //Monta o valor do tempo</text:p>
      <text:p text:style-name="Standard"><text:s text:c="8"/>}</text:p>
      <text:p text:style-name="Standard"><text:s text:c="6"/>}</text:p>
      <text:p text:style-name="Standard"><text:soft-page-break/><text:s text:c="4"/>}</text:p>
      <text:p text:style-name="Standard"/>
      <text:p text:style-name="Standard"><text:s text:c="4"/>//Verifica se a velocidade e o tempo estão dentro dos limites</text:p>
      <text:p text:style-name="Standard"><text:s text:c="4"/>if (velocidade &gt;= 0 &amp;&amp; velocidade &lt;= 255 &amp;&amp; tempo &gt;= 0 &amp;&amp; tempo &lt;= 5000) {</text:p>
      <text:p text:style-name="Standard"><text:s text:c="6"/>//chama a função de andar</text:p>
      <text:p text:style-name="Standard"><text:s text:c="6"/>anda(velocidade, 'd', tempo);</text:p>
      <text:p text:style-name="Standard"><text:s text:c="4"/>} else {</text:p>
      <text:p text:style-name="Standard"><text:s text:c="6"/>Serial.println("Mensagem inválida");</text:p>
      <text:p text:style-name="Standard"><text:s text:c="4"/>}</text:p>
      <text:p text:style-name="Standard"><text:s text:c="2"/>}</text:p>
      <text:p text:style-name="Standard"><text:s text:c="2"/>if (strcmp(topico, TOPICO "/AJUSTE") == 0) { //verifica se o tópico é AJUSTE</text:p>
      <text:p text:style-name="Standard"><text:s text:c="4"/>/*</text:p>
      <text:p text:style-name="Standard"><text:s text:c="7"/>Altera a velocidade dos motores conforme o lado e valor</text:p>
      <text:p text:style-name="Standard"><text:s text:c="7"/>lado - 'e' para esquerda ou 'd' para direita</text:p>
      <text:p text:style-name="Standard"><text:s text:c="7"/>valor - até 50, será somado e subtraido da velocidade do motor</text:p>
      <text:p text:style-name="Standard"><text:s text:c="7"/>Padrão da mensagem:</text:p>
      <text:p text:style-name="Standard"><text:s text:c="7"/>lado;valor</text:p>
      <text:p text:style-name="Standard"><text:s text:c="7"/>Exemplo:</text:p>
      <text:p text:style-name="Standard"><text:s text:c="7"/>e;10</text:p>
      <text:p text:style-name="Standard"><text:s text:c="4"/>*/</text:p>
      <text:p text:style-name="Standard"/>
      <text:p text:style-name="Standard"><text:s text:c="4"/>char sentido = (char)mensagem[0];</text:p>
      <text:p text:style-name="Standard"><text:s text:c="4"/>int diferenca = 0;</text:p>
      <text:p text:style-name="Standard"/>
      <text:p text:style-name="Standard"><text:s text:c="4"/>if (sentido == 'd' || sentido == 'e') {</text:p>
      <text:p text:style-name="Standard"><text:s text:c="6"/>for (int i = 2; i &lt; tamanho; i++) {</text:p>
      <text:p text:style-name="Standard"><text:s text:c="8"/>int numero = mensagem[i] - '0'; //Converte para numero</text:p>
      <text:p text:style-name="Standard"><text:s text:c="8"/>diferenca = diferenca * 10 + numero; //Monta o valor do tempo</text:p>
      <text:p text:style-name="Standard"><text:s text:c="6"/>}</text:p>
      <text:p text:style-name="Standard"><text:s text:c="6"/>if (diferenca &gt;= 0 &amp;&amp; diferenca &lt;= 50) {</text:p>
      <text:p text:style-name="Standard"><text:s text:c="8"/>set_dif(sentido, diferenca);</text:p>
      <text:p text:style-name="Standard"><text:s text:c="8"/>client.publish(TOPICO "/retorno", "Ajuste realizado");</text:p>
      <text:p text:style-name="Standard"><text:s text:c="6"/>}</text:p>
      <text:p text:style-name="Standard"><text:s text:c="4"/>} else {</text:p>
      <text:p text:style-name="Standard"><text:s text:c="6"/>client.publish(TOPICO "/retorno", "Mensagem inválida");</text:p>
      <text:p text:style-name="Standard"><text:s text:c="4"/>}</text:p>
      <text:p text:style-name="Standard"><text:s text:c="2"/>}</text:p>
      <text:p text:style-name="Standard"><text:s text:c="21"/>//DIREITA TERMINA ACIMA</text:p>
      <text:p text:style-name="Standard"><text:s text:c="21"/>//TRAS INICIA ABAIXO</text:p>
      <text:p text:style-name="Standard"><text:s text:c="2"/></text:p>
      <text:p text:style-name="Standard"><text:s/>if (strcmp(topico, TOPICO "/TRAS") == 0) { //verifica se o tópico é FRENTE</text:p>
      <text:p text:style-name="Standard"/>
      <text:p text:style-name="Standard"><text:s text:c="4"/>int velocidade = 0;</text:p>
      <text:p text:style-name="Standard"><text:s text:c="4"/>int tempo = 0;</text:p>
      <text:p text:style-name="Standard"><text:s text:c="4"/>char v_ou_t = 'v';</text:p>
      <text:p text:style-name="Standard"/>
      <text:p text:style-name="Standard"><text:s text:c="4"/>/*</text:p>
      <text:p text:style-name="Standard"><text:s text:c="7"/>Anda para frente conforme velocidade e tempo</text:p>
      <text:p text:style-name="Standard"><text:s text:c="7"/>Padrão da mensagem:</text:p>
      <text:p text:style-name="Standard"><text:s text:c="7"/>velocidade;tempo</text:p>
      <text:p text:style-name="Standard"><text:s text:c="7"/>Exemplo:</text:p>
      <text:p text:style-name="Standard"><text:s text:c="7"/>255;1000</text:p>
      <text:p text:style-name="Standard"><text:soft-page-break/><text:s text:c="4"/>*/</text:p>
      <text:p text:style-name="Standard"/>
      <text:p text:style-name="Standard"><text:s text:c="4"/>//Passa por toda a mensagem para montar os valores</text:p>
      <text:p text:style-name="Standard"><text:s text:c="4"/>for (int i = 0; i &lt; tamanho; i++) {</text:p>
      <text:p text:style-name="Standard"><text:s text:c="6"/>//caso identifique um ; altera para montar o tempo</text:p>
      <text:p text:style-name="Standard"><text:s text:c="6"/>if (mensagem[i] == ';') {</text:p>
      <text:p text:style-name="Standard"><text:s text:c="8"/>v_ou_t = 't';</text:p>
      <text:p text:style-name="Standard"><text:s text:c="6"/>} else {</text:p>
      <text:p text:style-name="Standard"><text:s text:c="8"/>int numero = mensagem[i] - '0'; //Converte para numero</text:p>
      <text:p text:style-name="Standard"><text:s text:c="8"/>if (v_ou_t == 'v') {</text:p>
      <text:p text:style-name="Standard"><text:s text:c="10"/>velocidade = velocidade * 10 + numero; //Monta o valor da velocidade</text:p>
      <text:p text:style-name="Standard"><text:s text:c="8"/>} else {</text:p>
      <text:p text:style-name="Standard"><text:s text:c="10"/>tempo = tempo * 10 + numero; //Monta o valor do tempo</text:p>
      <text:p text:style-name="Standard"><text:s text:c="8"/>}</text:p>
      <text:p text:style-name="Standard"><text:s text:c="6"/>}</text:p>
      <text:p text:style-name="Standard"><text:s text:c="4"/>}</text:p>
      <text:p text:style-name="Standard"/>
      <text:p text:style-name="Standard"><text:s text:c="4"/>//Verifica se a velocidade e o tempo estão dentro dos limites</text:p>
      <text:p text:style-name="Standard"><text:s text:c="4"/>if (velocidade &gt;= 0 &amp;&amp; velocidade &lt;= 255 &amp;&amp; tempo &gt;= 0 &amp;&amp; tempo &lt;= 5000) {</text:p>
      <text:p text:style-name="Standard"><text:s text:c="6"/>//chama a função de andar</text:p>
      <text:p text:style-name="Standard"><text:s text:c="6"/>anda(velocidade, 't', tempo);</text:p>
      <text:p text:style-name="Standard"><text:s text:c="4"/>} else {</text:p>
      <text:p text:style-name="Standard"><text:s text:c="6"/>Serial.println("Mensagem inválida");</text:p>
      <text:p text:style-name="Standard"><text:s text:c="4"/>}</text:p>
      <text:p text:style-name="Standard"><text:s text:c="2"/>}</text:p>
      <text:p text:style-name="Standard"><text:s text:c="16"/>//TRAS TERMINA ACIMA</text:p>
      <text:p text:style-name="Standard"><text:s text:c="16"/>//ESQUERDA INICIA ABAIXO</text:p>
      <text:p text:style-name="Standard">if (strcmp(topico, TOPICO "/ESQUERDA") == 0) { //verifica se o tópico é FRENTE</text:p>
      <text:p text:style-name="Standard"/>
      <text:p text:style-name="Standard"><text:s text:c="4"/>int velocidade = 0;</text:p>
      <text:p text:style-name="Standard"><text:s text:c="4"/>int tempo = 0;</text:p>
      <text:p text:style-name="Standard"><text:s text:c="4"/>char v_ou_t = 'v';</text:p>
      <text:p text:style-name="Standard"/>
      <text:p text:style-name="Standard"><text:s text:c="4"/>/*</text:p>
      <text:p text:style-name="Standard"><text:s text:c="7"/>Anda para frente conforme velocidade e tempo</text:p>
      <text:p text:style-name="Standard"><text:s text:c="7"/>Padrão da mensagem:</text:p>
      <text:p text:style-name="Standard"><text:s text:c="7"/>velocidade;tempo</text:p>
      <text:p text:style-name="Standard"><text:s text:c="7"/>Exemplo:</text:p>
      <text:p text:style-name="Standard"><text:s text:c="7"/>255;1000</text:p>
      <text:p text:style-name="Standard"><text:s text:c="4"/>*/</text:p>
      <text:p text:style-name="Standard"/>
      <text:p text:style-name="Standard"><text:s text:c="4"/>//Passa por toda a mensagem para montar os valores</text:p>
      <text:p text:style-name="Standard"><text:s text:c="4"/>for (int i = 0; i &lt; tamanho; i++) {</text:p>
      <text:p text:style-name="Standard"><text:s text:c="6"/>//caso identifique um ; altera para montar o tempo</text:p>
      <text:p text:style-name="Standard"><text:s text:c="6"/>if (mensagem[i] == ';') {</text:p>
      <text:p text:style-name="Standard"><text:s text:c="8"/>v_ou_t = 't';</text:p>
      <text:p text:style-name="Standard"><text:s text:c="6"/>} else {</text:p>
      <text:p text:style-name="Standard"><text:s text:c="8"/>int numero = mensagem[i] - '0'; //Converte para numero</text:p>
      <text:p text:style-name="Standard"><text:s text:c="8"/>if (v_ou_t == 'v') {</text:p>
      <text:p text:style-name="Standard"><text:s text:c="10"/>velocidade = velocidade * 10 + numero; //Monta o valor da velocidade</text:p>
      <text:p text:style-name="Standard"><text:s text:c="8"/>} else {</text:p>
      <text:p text:style-name="Standard"><text:s text:c="10"/>tempo = tempo * 10 + numero; //Monta o valor do tempo</text:p>
      <text:p text:style-name="Standard"><text:soft-page-break/><text:s text:c="8"/>}</text:p>
      <text:p text:style-name="Standard"><text:s text:c="6"/>}</text:p>
      <text:p text:style-name="Standard"><text:s text:c="4"/>}</text:p>
      <text:p text:style-name="Standard"/>
      <text:p text:style-name="Standard"><text:s text:c="4"/>//Verifica se a velocidade e o tempo estão dentro dos limites</text:p>
      <text:p text:style-name="Standard"><text:s text:c="4"/>if (velocidade &gt;= 0 &amp;&amp; velocidade &lt;= 255 &amp;&amp; tempo &gt;= 0 &amp;&amp; tempo &lt;= 5000) {</text:p>
      <text:p text:style-name="Standard"><text:s text:c="6"/>//chama a função de andar</text:p>
      <text:p text:style-name="Standard"><text:s text:c="6"/>anda(velocidade, 'e', tempo);</text:p>
      <text:p text:style-name="Standard"><text:s text:c="4"/>} else {</text:p>
      <text:p text:style-name="Standard"><text:s text:c="6"/>Serial.println("Mensagem inválida");</text:p>
      <text:p text:style-name="Standard"><text:s text:c="4"/>}</text:p>
      <text:p text:style-name="Standard"><text:s text:c="2"/>}</text:p>
      <text:p text:style-name="Standard"/>
      <text:p text:style-name="Standard"/>
      <text:p text:style-name="Standard"/>
      <text:p text:style-name="Standard"><text:s text:c="2"/></text:p>
      <text:p text:style-name="Standard">}</text:p>
      <text:p text:style-name="Standard"/>
      <text:p text:style-name="Standard">/*</text:p>
      <text:p text:style-name="Standard"><text:s text:c="2"/>Reconecta ao servidor MQTT</text:p>
      <text:p text:style-name="Standard">*/</text:p>
      <text:p text:style-name="Standard">void reconnect() {</text:p>
      <text:p text:style-name="Standard"><text:s text:c="2"/>//Faz o loop até reconectar</text:p>
      <text:p text:style-name="Standard"><text:s text:c="2"/>while (!client.connected()) {</text:p>
      <text:p text:style-name="Standard"><text:s text:c="4"/>Serial.print("Tentando reconectar MQTT");</text:p>
      <text:p text:style-name="Standard"><text:s text:c="4"/>//Cria um ID randomico</text:p>
      <text:p text:style-name="Standard"><text:s text:c="4"/>String clientId = "ESP8266Client-";</text:p>
      <text:p text:style-name="Standard"><text:s text:c="4"/>clientId += String(random(0xffff), HEX);</text:p>
      <text:p text:style-name="Standard"><text:s text:c="4"/>//Tenta conectar</text:p>
      <text:p text:style-name="Standard"><text:s text:c="4"/>if (client.connect(clientId.c_str())) {</text:p>
      <text:p text:style-name="Standard"><text:s text:c="6"/>Serial.println("Conectado");</text:p>
      <text:p text:style-name="Standard"/>
      <text:p text:style-name="Standard"><text:s text:c="6"/>// Faz uma publicação que conectou</text:p>
      <text:p text:style-name="Standard"><text:s text:c="6"/>client.publish(TOPICO "/inicio", "OK");</text:p>
      <text:p text:style-name="Standard"/>
      <text:p text:style-name="Standard"><text:s text:c="6"/>//Faz a subscrição</text:p>
      <text:p text:style-name="Standard"><text:s text:c="6"/>client.subscribe(TOPICO "/#");</text:p>
      <text:p text:style-name="Standard"/>
      <text:p text:style-name="Standard"><text:s text:c="4"/>} else {</text:p>
      <text:p text:style-name="Standard"><text:s text:c="6"/>Serial.print("Erro, rc = ");</text:p>
      <text:p text:style-name="Standard"><text:s text:c="6"/>Serial.print(client.state());</text:p>
      <text:p text:style-name="Standard"><text:s text:c="6"/>Serial.println(" Tentando novamente em 5 segundos");</text:p>
      <text:p text:style-name="Standard"><text:s text:c="6"/>delay(500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setup() {</text:p>
      <text:p text:style-name="Standard"><text:s text:c="2"/>pinMode(MOT_D_A, OUTPUT);</text:p>
      <text:p text:style-name="Standard"><text:s text:c="2"/>pinMode(MOT_D_B, OUTPUT);</text:p>
      <text:p text:style-name="Standard"><text:s text:c="2"/>pinMode(MOT_E_A, OUTPUT);</text:p>
      <text:p text:style-name="Standard"><text:s text:c="2"/>pinMode(MOT_E_B, OUTPUT);</text:p>
      <text:p text:style-name="Standard"><text:soft-page-break/></text:p>
      <text:p text:style-name="Standard"><text:s text:c="2"/>Serial.begin(9600);</text:p>
      <text:p text:style-name="Standard"/>
      <text:p text:style-name="Standard"><text:s text:c="2"/>start_dif();</text:p>
      <text:p text:style-name="Standard"/>
      <text:p text:style-name="Standard"><text:s text:c="2"/>setup_wifi();</text:p>
      <text:p text:style-name="Standard"/>
      <text:p text:style-name="Standard"><text:s text:c="2"/>client.setServer(broker_mqtt, 1883);</text:p>
      <text:p text:style-name="Standard"><text:s text:c="2"/>client.setCallback(callback);</text:p>
      <text:p text:style-name="Standard">}</text:p>
      <text:p text:style-name="Standard"/>
      <text:p text:style-name="Standard">void loop() {</text:p>
      <text:p text:style-name="Standard"/>
      <text:p text:style-name="Standard"><text:s text:c="2"/>//Verifica se ainda está conectado ao Broker</text:p>
      <text:p text:style-name="Standard"><text:s text:c="2"/>//Bloco principal para conexão e funcionamento do MQTT</text:p>
      <text:p text:style-name="Standard"><text:s text:c="2"/>if (!client.connected()) {</text:p>
      <text:p text:style-name="Standard"><text:s text:c="4"/>reconnect();</text:p>
      <text:p text:style-name="Standard"><text:s text:c="2"/>}</text:p>
      <text:p text:style-name="Standard"><text:s text:c="2"/>client.loop();</text:p>
      <text:p text:style-name="Standard"/>
      <text:p text:style-name="Standard"><text:s text:c="2"/>//Restante do código, cuidar com delays maiores que 50 ms</text:p>
      <text:p text:style-name="Standard"><text:s text:c="2"/>delay(50);</text:p>
      <text:p text:style-name="Standard">}</text:p>
      <text:p text:style-name="Standard"/>
      <text:p text:style-name="Standard">void anda(int velocidade, int sentido, int tempo) {</text:p>
      <text:p text:style-name="Standard"><text:s text:c="2"/>// 0 - frente, 1 - tras, 2 - direita, 3 - esquerda</text:p>
      <text:p text:style-name="Standard"><text:s text:c="2"/>digitalWrite(MOT_D_A, LOW);</text:p>
      <text:p text:style-name="Standard"><text:s text:c="2"/>digitalWrite(MOT_D_B, LOW);</text:p>
      <text:p text:style-name="Standard"><text:s text:c="2"/>digitalWrite(MOT_E_A, LOW);</text:p>
      <text:p text:style-name="Standard"><text:s text:c="2"/>digitalWrite(MOT_E_B, LOW);</text:p>
      <text:p text:style-name="Standard"/>
      <text:p text:style-name="Standard"><text:s text:c="2"/>int velocidade_dir = velocidade + DIF1;</text:p>
      <text:p text:style-name="Standard"><text:s text:c="2"/>int velocidade_esq = velocidade + DIF2;</text:p>
      <text:p text:style-name="Standard"/>
      <text:p text:style-name="Standard"><text:s text:c="2"/>if (velocidade_dir &gt; 255) {</text:p>
      <text:p text:style-name="Standard"><text:s text:c="4"/>velocidade_dir = 255;</text:p>
      <text:p text:style-name="Standard"><text:s text:c="2"/>}</text:p>
      <text:p text:style-name="Standard"/>
      <text:p text:style-name="Standard"><text:s text:c="2"/>if (velocidade_esq &gt; 255) {</text:p>
      <text:p text:style-name="Standard"><text:s text:c="4"/>velocidade_esq = 255;</text:p>
      <text:p text:style-name="Standard"><text:s text:c="2"/>}</text:p>
      <text:p text:style-name="Standard"/>
      <text:p text:style-name="Standard"><text:s text:c="2"/>if (sentido == FRENTE) {</text:p>
      <text:p text:style-name="Standard"><text:s text:c="4"/>analogWrite(MOT_D_A, velocidade_dir);</text:p>
      <text:p text:style-name="Standard"><text:s text:c="4"/>analogWrite(MOT_E_A, velocidade_esq);</text:p>
      <text:p text:style-name="Standard"><text:s text:c="2"/>}</text:p>
      <text:p text:style-name="Standard"/>
      <text:p text:style-name="Standard"><text:s text:c="2"/>if (sentido == TRAS) {</text:p>
      <text:p text:style-name="Standard"><text:s text:c="4"/>analogWrite(MOT_D_B, velocidade_dir);</text:p>
      <text:p text:style-name="Standard"><text:s text:c="4"/>analogWrite(MOT_E_B, velocidade_esq);</text:p>
      <text:p text:style-name="Standard"><text:s text:c="2"/>}</text:p>
      <text:p text:style-name="Standard"/>
      <text:p text:style-name="Standard"><text:soft-page-break/><text:s text:c="2"/>if (sentido == DIREITA) {</text:p>
      <text:p text:style-name="Standard"><text:s text:c="4"/>analogWrite(MOT_D_B, velocidade_dir);</text:p>
      <text:p text:style-name="Standard"><text:s text:c="4"/>analogWrite(MOT_E_A, velocidade_esq);</text:p>
      <text:p text:style-name="Standard"><text:s text:c="2"/>}</text:p>
      <text:p text:style-name="Standard"/>
      <text:p text:style-name="Standard"><text:s text:c="2"/>if (sentido == ESQUERDA) {</text:p>
      <text:p text:style-name="Standard"><text:s text:c="4"/>analogWrite(MOT_D_A, velocidade_dir);</text:p>
      <text:p text:style-name="Standard"><text:s text:c="4"/>analogWrite(MOT_E_B, velocidade_esq);</text:p>
      <text:p text:style-name="Standard"><text:s text:c="2"/>}</text:p>
      <text:p text:style-name="Standard"/>
      <text:p text:style-name="Standard"><text:s text:c="2"/>delay(tempo);</text:p>
      <text:p text:style-name="Standard"/>
      <text:p text:style-name="Standard"><text:s text:c="2"/>digitalWrite(MOT_D_A, LOW);</text:p>
      <text:p text:style-name="Standard"><text:s text:c="2"/>digitalWrite(MOT_D_B, LOW);</text:p>
      <text:p text:style-name="Standard"><text:s text:c="2"/>digitalWrite(MOT_E_A, LOW);</text:p>
      <text:p text:style-name="Standard"><text:s text:c="2"/>digitalWrite(MOT_E_B, LOW);</text:p>
      <text:p text:style-name="Standard">}</text:p>
      <text:p text:style-name="Standard"/>
      <text:p text:style-name="Standard">void start_dif()</text:p>
      <text:p text:style-name="Standard">{</text:p>
      <text:p text:style-name="Standard"><text:s text:c="2"/>int diferenca;</text:p>
      <text:p text:style-name="Standard"><text:s text:c="2"/>EEPROM.begin(100);</text:p>
      <text:p text:style-name="Standard"><text:s text:c="2"/>char EEPROM_CODIGO = EEPROM.read(97);</text:p>
      <text:p text:style-name="Standard"/>
      <text:p text:style-name="Standard"><text:s text:c="2"/>if (EEPROM_CODIGO == 'M') {</text:p>
      <text:p text:style-name="Standard"><text:s text:c="4"/>diferenca = EEPROM.read(99);</text:p>
      <text:p text:style-name="Standard"><text:s text:c="4"/>if (EEPROM.read(98) == 1)</text:p>
      <text:p text:style-name="Standard"><text:s text:c="4"/>{</text:p>
      <text:p text:style-name="Standard"><text:s text:c="6"/>//SINAL NEGATIVO</text:p>
      <text:p text:style-name="Standard"><text:s text:c="6"/>diferenca = 0 - diferenca;</text:p>
      <text:p text:style-name="Standard"><text:s text:c="4"/>}</text:p>
      <text:p text:style-name="Standard"/>
      <text:p text:style-name="Standard"><text:s text:c="4"/>DIF1 = diferenca;</text:p>
      <text:p text:style-name="Standard"><text:s text:c="4"/>DIF2 = 0 - diferenca;</text:p>
      <text:p text:style-name="Standard"><text:s text:c="2"/>}</text:p>
      <text:p text:style-name="Standard"><text:s text:c="2"/>EEPROM.end();</text:p>
      <text:p text:style-name="Standard"/>
      <text:p text:style-name="Standard"><text:s text:c="2"/>Serial.println(DIF1);</text:p>
      <text:p text:style-name="Standard"><text:s text:c="2"/>Serial.println(DIF2);</text:p>
      <text:p text:style-name="Standard">}</text:p>
      <text:p text:style-name="Standard"/>
      <text:p text:style-name="Standard">void set_dif(char _lado, int diferenca)</text:p>
      <text:p text:style-name="Standard">{</text:p>
      <text:p text:style-name="Standard"><text:s text:c="2"/>EEPROM.begin(100);</text:p>
      <text:p text:style-name="Standard"><text:s text:c="2"/>if (_lado == 'e')</text:p>
      <text:p text:style-name="Standard"><text:s text:c="2"/>{</text:p>
      <text:p text:style-name="Standard"><text:s text:c="4"/>EEPROM.write(98, 1);</text:p>
      <text:p text:style-name="Standard"><text:s text:c="4"/>DIF2 = diferenca;</text:p>
      <text:p text:style-name="Standard"><text:s text:c="4"/>DIF1 = 0 - diferenca;</text:p>
      <text:p text:style-name="Standard"><text:s text:c="2"/>}</text:p>
      <text:p text:style-name="Standard"><text:s text:c="2"/>else if (_lado == 'd')</text:p>
      <text:p text:style-name="Standard"><text:s text:c="2"/>{</text:p>
      <text:p text:style-name="Standard"><text:soft-page-break/><text:s text:c="4"/>EEPROM.write(98, 0);</text:p>
      <text:p text:style-name="Standard"><text:s text:c="4"/>DIF1 = diferenca;</text:p>
      <text:p text:style-name="Standard"><text:s text:c="4"/>DIF2 = 0 - diferenca;</text:p>
      <text:p text:style-name="Standard"><text:s text:c="2"/>}</text:p>
      <text:p text:style-name="Standard"/>
      <text:p text:style-name="Standard"><text:s text:c="2"/>EEPROM.write(99, diferenca);</text:p>
      <text:p text:style-name="Standard"><text:s text:c="2"/>EEPROM.write(97, 'M');</text:p>
      <text:p text:style-name="Standard"/>
      <text:p text:style-name="Standard"><text:s text:c="2"/>delay(1000);</text:p>
      <text:p text:style-name="Standard"><text:s text:c="2"/>EEPROM.end();</text:p>
      <text:p text:style-name="Standard"/>
      <text:p text:style-name="Standard"><text:s text:c="2"/>Serial.println(DIF1);</text:p>
      <text:p text:style-name="Standard"><text:s text:c="2"/>Serial.println(DIF2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7:43:51.038266461</meta:creation-date>
    <dc:date>2024-04-11T17:44:48.065210259</dc:date>
    <meta:editing-duration>PT57S</meta:editing-duration>
    <meta:editing-cycles>1</meta:editing-cycles>
    <meta:document-statistic meta:table-count="0" meta:image-count="0" meta:object-count="0" meta:page-count="9" meta:paragraph-count="362" meta:word-count="1418" meta:character-count="10173" meta:non-whitespace-character-count="7627"/>
    <meta:generator>LibreOffice/7.3.7.2$Linux_X86_64 LibreOffice_project/30$Build-2</meta:generator>
  </office:meta>
</office:document-meta>
</file>